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1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2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4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3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0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5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7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5" calcext:value-type="float">
            <text:p>1.050</text:p>
          </table:table-cell>
          <table:table-cell table:style-name="ce2" office:value-type="float" office:value="1.052" calcext:value-type="float">
            <text:p>1.052</text:p>
          </table:table-cell>
          <table:table-cell table:style-name="ce12" office:value-type="percentage" office:value="0.0283" calcext:value-type="percentage">
            <text:p>2.83%</text:p>
          </table:table-cell>
          <table:table-cell table:style-name="ce18" office:value-type="percentage" office:value="-0.1172" calcext:value-type="percentage">
            <text:p>-11.72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49" calcext:value-type="float" table:number-columns-spanned="3" table:number-rows-spanned="1">
            <text:p>1.049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259" calcext:value-type="percentage" table:number-columns-spanned="3" table:number-rows-spanned="1">
            <text:p>2.59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8" office:value-type="percentage" office:value="0.2522" calcext:value-type="percentage" table:number-columns-spanned="1" table:number-rows-spanned="2">
            <text:p>25.22%</text:p>
          </table:table-cell>
          <table:table-cell office:value-type="string" calcext:value-type="string">
            <text:p>兴业银行</text:p>
          </table:table-cell>
          <table:table-cell office:value-type="percentage" office:value="0.1269" calcext:value-type="percentage">
            <text:p>12.6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87" calcext:value-type="float">
            <text:p>17.870</text:p>
          </table:table-cell>
          <table:table-cell office:value-type="percentage" office:value="0.0022" calcext:value-type="percentage">
            <text:p>0.22%</text:p>
          </table:table-cell>
          <table:table-cell table:style-name="ce35" table:formula="of:=[.F6]/[.E6]-1.0014" office:value-type="percentage" office:value="0.0562467803030302" calcext:value-type="percentage">
            <text:p>5.62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253" calcext:value-type="percentage">
            <text:p>12.53%</text:p>
          </table:table-cell>
          <table:table-cell office:value-type="float" office:value="8.702" calcext:value-type="float">
            <text:p>8.702</text:p>
          </table:table-cell>
          <table:table-cell office:value-type="float" office:value="8.53" calcext:value-type="float">
            <text:p>8.530</text:p>
          </table:table-cell>
          <table:table-cell office:value-type="percentage" office:value="-0.0012" calcext:value-type="percentage">
            <text:p>-0.12%</text:p>
          </table:table-cell>
          <table:table-cell table:style-name="ce36" table:formula="of:=[.F7]/[.E7]-1.0014" office:value-type="percentage" office:value="-0.021165571133073" calcext:value-type="percentage">
            <text:p>-2.12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127" calcext:value-type="percentage">
            <text:p>12.70%</text:p>
          </table:table-cell>
          <table:table-cell office:value-type="string" calcext:value-type="string">
            <text:p>中国平安</text:p>
          </table:table-cell>
          <table:table-cell office:value-type="percentage" office:value="0.127" calcext:value-type="percentage">
            <text:p>12.70%</text:p>
          </table:table-cell>
          <table:table-cell office:value-type="float" office:value="52.164" calcext:value-type="float">
            <text:p>52.164</text:p>
          </table:table-cell>
          <table:table-cell office:value-type="float" office:value="51.89" calcext:value-type="float">
            <text:p>51.890</text:p>
          </table:table-cell>
          <table:table-cell office:value-type="percentage" office:value="-0.0067" calcext:value-type="percentage">
            <text:p>-0.67%</text:p>
          </table:table-cell>
          <table:table-cell table:style-name="ce38" table:formula="of:=[.F8]/[.E8]-1.0014" office:value-type="percentage" office:value="-0.00665266467295467" calcext:value-type="percentage">
            <text:p>-0.67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244" calcext:value-type="percentage" table:number-columns-spanned="1" table:number-rows-spanned="2">
            <text:p>12.44%</text:p>
          </table:table-cell>
          <table:table-cell office:value-type="string" calcext:value-type="string">
            <text:p>北京君正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4.61" calcext:value-type="float">
            <text:p>24.610</text:p>
          </table:table-cell>
          <table:table-cell office:value-type="percentage" office:value="0.1086" calcext:value-type="percentage">
            <text:p>10.86%</text:p>
          </table:table-cell>
          <table:table-cell table:style-name="ce46" table:formula="of:=[.F9]/[.E9]-1.0014" office:value-type="percentage" office:value="-0.00375122425814822" calcext:value-type="percentage">
            <text:p>-0.38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882" calcext:value-type="percentage">
            <text:p>8.82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6.01" calcext:value-type="float">
            <text:p>36.010</text:p>
          </table:table-cell>
          <table:table-cell office:value-type="percentage" office:value="-0.0397" calcext:value-type="percentage">
            <text:p>-3.97%</text:p>
          </table:table-cell>
          <table:table-cell table:style-name="ce47" table:formula="of:=[.F10]/[.E10]-1.0014" office:value-type="percentage" office:value="-0.0233723512317012" calcext:value-type="percentage">
            <text:p>-2.34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8" office:value-type="percentage" office:value="0.1198" calcext:value-type="percentage">
            <text:p>11.98%</text:p>
          </table:table-cell>
          <table:table-cell office:value-type="string" calcext:value-type="string">
            <text:p>海信电器</text:p>
          </table:table-cell>
          <table:table-cell office:value-type="percentage" office:value="0.1198" calcext:value-type="percentage">
            <text:p>11.98%</text:p>
          </table:table-cell>
          <table:table-cell office:value-type="float" office:value="14.45" calcext:value-type="float">
            <text:p>14.450</text:p>
          </table:table-cell>
          <table:table-cell office:value-type="float" office:value="14.39" calcext:value-type="float">
            <text:p>14.390</text:p>
          </table:table-cell>
          <table:table-cell office:value-type="percentage" office:value="0.0084" calcext:value-type="percentage">
            <text:p>0.84%</text:p>
          </table:table-cell>
          <table:table-cell table:style-name="ce48" table:formula="of:=[.F11]/[.E11]-1.0014" office:value-type="percentage" office:value="-0.00555224913494812" calcext:value-type="percentage">
            <text:p>-0.56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医药生物</text:p>
          </table:table-cell>
          <table:table-cell table:style-name="ce13" office:value-type="percentage" office:value="0.1084" calcext:value-type="percentage" table:number-columns-spanned="1" table:number-rows-spanned="3">
            <text:p>10.84%</text:p>
          </table:table-cell>
          <table:table-cell office:value-type="string" calcext:value-type="string">
            <text:p>新华医疗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81" calcext:value-type="float">
            <text:p>18.810</text:p>
          </table:table-cell>
          <table:table-cell office:value-type="percentage" office:value="0.0005" calcext:value-type="percentage">
            <text:p>0.05%</text:p>
          </table:table-cell>
          <table:table-cell table:style-name="ce51" table:formula="of:=[.F12]/[.E12]-1.0014" office:value-type="percentage" office:value="-0.0734276270350273" calcext:value-type="percentage">
            <text:p>-7.34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76" calcext:value-type="float">
            <text:p>13.760</text:p>
          </table:table-cell>
          <table:table-cell office:value-type="percentage" office:value="0.017" calcext:value-type="percentage">
            <text:p>1.70%</text:p>
          </table:table-cell>
          <table:table-cell table:style-name="ce52" table:formula="of:=[.F13]/[.E13]-1.0014" office:value-type="percentage" office:value="-0.0893565188572945" calcext:value-type="percentage">
            <text:p>-8.94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6.67" calcext:value-type="float">
            <text:p>16.670</text:p>
          </table:table-cell>
          <table:table-cell office:value-type="percentage" office:value="-0.0188" calcext:value-type="percentage">
            <text:p>-1.88%</text:p>
          </table:table-cell>
          <table:table-cell table:style-name="ce53" table:formula="of:=[.F14]/[.E14]-1.0014" office:value-type="percentage" office:value="0.0183589771823576" calcext:value-type="percentage">
            <text:p>1.84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3" office:value-type="percentage" office:value="0.0467" calcext:value-type="percentage">
            <text:p>4.67%</text:p>
          </table:table-cell>
          <table:table-cell office:value-type="string" calcext:value-type="string">
            <text:p>中科创达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7.27" calcext:value-type="float">
            <text:p>27.270</text:p>
          </table:table-cell>
          <table:table-cell office:value-type="percentage" office:value="0.0578" calcext:value-type="percentage">
            <text:p>5.78%</text:p>
          </table:table-cell>
          <table:table-cell table:style-name="ce54" table:formula="of:=[.F15]/[.E15]-1.0014" office:value-type="percentage" office:value="-0.0414253458654558" calcext:value-type="percentage">
            <text:p>-4.14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99" calcext:value-type="percentage">
            <text:p>2.99%</text:p>
          </table:table-cell>
          <table:table-cell office:value-type="string" calcext:value-type="string">
            <text:p>东土科技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2.22" calcext:value-type="float">
            <text:p>12.220</text:p>
          </table:table-cell>
          <table:table-cell office:value-type="percentage" office:value="0.0617" calcext:value-type="percentage">
            <text:p>6.17%</text:p>
          </table:table-cell>
          <table:table-cell table:style-name="ce56" table:formula="of:=[.F16]/[.E16]-1.0014" office:value-type="percentage" office:value="-0.109754615103977" calcext:value-type="percentage">
            <text:p>-10.98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63" calcext:value-type="float" table:number-columns-spanned="3" table:number-rows-spanned="1">
            <text:p>1.063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415" calcext:value-type="percentage" table:number-columns-spanned="3" table:number-rows-spanned="1">
            <text:p>4.15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" calcext:value-type="percentage">
            <text:p>6.00%</text:p>
          </table:table-cell>
          <table:table-cell table:style-name="ce18" office:value-type="string" calcext:value-type="string">
            <text:p>中国铝业</text:p>
          </table:table-cell>
          <table:table-cell office:value-type="percentage" office:value="0.06" calcext:value-type="percentage">
            <text:p>6.00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4.74" calcext:value-type="float">
            <text:p>4.7400</text:p>
          </table:table-cell>
          <table:table-cell office:value-type="percentage" office:value="0.0193" calcext:value-type="percentage">
            <text:p>1.93%</text:p>
          </table:table-cell>
          <table:table-cell table:style-name="ce57" table:formula="of:=[.F20]/[.E20]-1.0014" office:value-type="percentage" office:value="0.0281171694793771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516" calcext:value-type="percentage">
            <text:p>5.16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0516" calcext:value-type="percentage">
            <text:p>5.16%</text:p>
          </table:table-cell>
          <table:table-cell table:style-name="ce32" office:value-type="float" office:value="16.6752" calcext:value-type="float">
            <text:p>16.6752</text:p>
          </table:table-cell>
          <table:table-cell table:style-name="ce32" office:value-type="float" office:value="17.29" calcext:value-type="float">
            <text:p>17.2900</text:p>
          </table:table-cell>
          <table:table-cell office:value-type="percentage" office:value="0.0975" calcext:value-type="percentage">
            <text:p>9.75%</text:p>
          </table:table-cell>
          <table:table-cell table:style-name="ce59" table:formula="of:=[.F21]/[.E21]-1.0014" office:value-type="percentage" office:value="0.0354691230090192" calcext:value-type="percentage">
            <text:p>3.55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509" calcext:value-type="percentage">
            <text:p>5.09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509" calcext:value-type="percentage">
            <text:p>5.09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8.07" calcext:value-type="float">
            <text:p>28.0700</text:p>
          </table:table-cell>
          <table:table-cell office:value-type="percentage" office:value="0.0241" calcext:value-type="percentage">
            <text:p>2.41%</text:p>
          </table:table-cell>
          <table:table-cell table:style-name="ce63" table:formula="of:=[.F22]/[.E22]-1.0014" office:value-type="percentage" office:value="0.0740789272030651" calcext:value-type="percentage">
            <text:p>7.41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484" calcext:value-type="percentage">
            <text:p>4.84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484" calcext:value-type="percentage">
            <text:p>4.84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2.95" calcext:value-type="float">
            <text:p>22.9500</text:p>
          </table:table-cell>
          <table:table-cell office:value-type="percentage" office:value="0.0066" calcext:value-type="percentage">
            <text:p>0.66%</text:p>
          </table:table-cell>
          <table:table-cell table:style-name="ce60" table:formula="of:=[.F23]/[.E23]-1.0014" office:value-type="percentage" office:value="-0.026695596629519" calcext:value-type="percentage">
            <text:p>-2.67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3" calcext:value-type="percentage">
            <text:p>4.30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3" calcext:value-type="percentage">
            <text:p>4.30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20.39" calcext:value-type="float">
            <text:p>20.3900</text:p>
          </table:table-cell>
          <table:table-cell office:value-type="percentage" office:value="-0.03" calcext:value-type="percentage">
            <text:p>-3.00%</text:p>
          </table:table-cell>
          <table:table-cell table:style-name="ce65" table:formula="of:=[.F24]/[.E24]-1.0014" office:value-type="percentage" office:value="-0.0299804124840994" calcext:value-type="percentage">
            <text:p>-3.00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64" calcext:value-type="percentage">
            <text:p>3.64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364" calcext:value-type="percentage">
            <text:p>3.64%</text:p>
          </table:table-cell>
          <table:table-cell table:style-name="ce32" office:value-type="float" office:value="36.77" calcext:value-type="float">
            <text:p>36.7700</text:p>
          </table:table-cell>
          <table:table-cell table:style-name="ce32" office:value-type="float" office:value="44.2" calcext:value-type="float">
            <text:p>44.2000</text:p>
          </table:table-cell>
          <table:table-cell office:value-type="percentage" office:value="0.0448" calcext:value-type="percentage">
            <text:p>4.48%</text:p>
          </table:table-cell>
          <table:table-cell table:style-name="ce62" table:formula="of:=[.F25]/[.E25]-1.0014" office:value-type="percentage" office:value="0.200666902366059" calcext:value-type="percentage">
            <text:p>20.07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187" calcext:value-type="percentage">
            <text:p>1.87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187" calcext:value-type="percentage">
            <text:p>1.87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27" calcext:value-type="float">
            <text:p>2.2700</text:p>
          </table:table-cell>
          <table:table-cell office:value-type="percentage" office:value="0.0044" calcext:value-type="percentage">
            <text:p>0.44%</text:p>
          </table:table-cell>
          <table:table-cell table:style-name="ce67" table:formula="of:=[.F26]/[.E26]-1.0014" office:value-type="percentage" office:value="0.0495259259259258" calcext:value-type="percentage">
            <text:p>4.95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1" calcext:value-type="float">
            <text:p>1.181</text:p>
          </table:table-cell>
          <table:table-cell table:formula="of:=[.C29]/[.B29]-1" office:value-type="percentage" office:value="0.181" calcext:value-type="percentage">
            <text:p>18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1" calcext:value-type="float">
            <text:p>1.111</text:p>
          </table:table-cell>
          <table:table-cell table:formula="of:=[.C30]/[.B30]-1" office:value-type="percentage" office:value="0.111" calcext:value-type="percentage">
            <text:p>11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5:Sheet1.H25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21:40:37.61378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7-29T22:13:01.962792157</dc:date>
    <meta:editing-duration>PT2H4M8S</meta:editing-duration>
    <meta:editing-cycles>30</meta:editing-cycles>
    <meta:generator>LibreOffice/5.3.1.2$Linux_X86_64 LibreOffice_project/30m0$Build-2</meta:generator>
    <meta:document-statistic meta:table-count="1" meta:cell-count="207" meta:object-count="0"/>
  </office:meta>
</office:document-meta>
</file>